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60279c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60279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5802bf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35e4f" officeooo:paragraph-rsid="005c6c1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60279c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614543" officeooo:paragraph-rsid="00614543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614543" officeooo:paragraph-rsid="0061c11a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614543" officeooo:paragraph-rsid="006559a3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61c11a" officeooo:paragraph-rsid="0061c11a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61c11a" officeooo:paragraph-rsid="006559a3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61c11a" officeooo:paragraph-rsid="006286f0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6286f0" officeooo:paragraph-rsid="0063513b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286f0" officeooo:paragraph-rsid="006286f0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14543" officeooo:paragraph-rsid="00614543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c11a" officeooo:paragraph-rsid="0061c11a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c11a" officeooo:paragraph-rsid="0061c11a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86f0" officeooo:paragraph-rsid="006286f0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3513b" officeooo:paragraph-rsid="0063513b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59a3" officeooo:paragraph-rsid="006559a3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8ae6f" officeooo:paragraph-rsid="0068ae6f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8ecc" officeooo:paragraph-rsid="006b8ecc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61c11a" officeooo:paragraph-rsid="0061c11a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style:font-size-asian="12pt" style:font-size-complex="12pt"/>
    </style:style>
    <style:style style:name="T2" style:family="text">
      <style:text-properties style:font-name="DejaVu Sans Condensed" fo:font-size="12pt" officeooo:rsid="0061c11a" style:font-size-asian="12pt" style:font-size-complex="12pt"/>
    </style:style>
    <style:style style:name="T3" style:family="text">
      <style:text-properties style:font-name="DejaVu Sans Condensed" fo:font-size="12pt" officeooo:rsid="00614543" style:font-size-asian="12pt" style:font-size-complex="12pt"/>
    </style:style>
    <style:style style:name="T4" style:family="text">
      <style:text-properties style:font-name="DejaVu Sans Condensed" fo:font-size="12pt" officeooo:rsid="006286f0" style:font-size-asian="12pt" style:font-size-complex="12pt"/>
    </style:style>
    <style:style style:name="T5" style:family="text">
      <style:text-properties style:font-name="DejaVu Sans Condensed" fo:font-size="12pt" officeooo:rsid="0063513b" style:font-size-asian="12pt" style:font-size-complex="12pt"/>
    </style:style>
    <style:style style:name="T6" style:family="text">
      <style:text-properties style:font-name="DejaVu Sans Condensed" fo:font-size="12pt" officeooo:rsid="006498ab" style:font-size-asian="12pt" style:font-size-complex="12pt"/>
    </style:style>
    <style:style style:name="T7" style:family="text">
      <style:text-properties style:font-name="DejaVu Sans Condensed" fo:font-size="12pt" officeooo:rsid="006559a3" style:font-size-asian="12pt" style:font-size-complex="12pt"/>
    </style:style>
    <style:style style:name="T8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660b4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b8a1c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e3403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18548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565a2f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5478e1" style:font-size-asian="12pt" style:font-weight-asian="bold" style:font-size-complex="12pt" style:font-weight-complex="bold"/>
    </style:style>
    <style:style style:name="T17" style:family="text">
      <style:text-properties officeooo:rsid="00518548"/>
    </style:style>
    <style:style style:name="T18" style:family="text">
      <style:text-properties officeooo:rsid="0035db3e"/>
    </style:style>
    <style:style style:name="T19" style:family="text">
      <style:text-properties officeooo:rsid="00614543"/>
    </style:style>
    <style:style style:name="T20" style:family="text">
      <style:text-properties officeooo:rsid="006559a3"/>
    </style:style>
    <style:style style:name="T21" style:family="text">
      <style:text-properties officeooo:rsid="0065e08a"/>
    </style:style>
    <style:style style:name="T22" style:family="text">
      <style:text-properties officeooo:rsid="0066df04"/>
    </style:style>
    <style:style style:name="T23" style:family="text">
      <style:text-properties officeooo:rsid="006ced6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8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5"><text:span text:style-name="T9">2</text:span><text:span text:style-name="T10">0</text:span><text:span text:style-name="T9">1</text:span><text:span text:style-name="T11"> - </text:span><text:span text:style-name="T12">Ground - </text:span><text:span text:style-name="T13">Cold Start - </text:span><text:span text:style-name="T14">P</text:span><text:span text:style-name="T15">ilot</text:span></text:p>
      <text:p text:style-name="P3"/>
      <text:p text:style-name="P4">Cold Start<text:span text:style-name="T19"> -- </text:span><text:span text:style-name="T17">Pilot</text:span></text:p>
      <text:list xml:id="list1149014354" text:style-name="L1">
        <text:list-item>
          <text:p text:style-name="P6"><text:span text:style-name="T16">H</text:span><text:span text:style-name="T8">elmet</text:span><text:span text:style-name="T1"> ... </text:span><text:span text:style-name="T8">Put on</text:span><text:span text:style-name="T1"> (right canopy rail)</text:span></text:p>
        </text:list-item>
        <text:list-item>
          <text:p text:style-name="P13">Cartridge start:</text:p>
          <text:list>
            <text:list-item>
              <text:p text:style-name="P15"><text:span text:style-name="T20">Tell Crew Chief to load cartridges ... </text:span>Jester UI -&gt; Crew Chief -&gt; Air Source -&gt; Load Start Cartridges</text:p>
            </text:list-item>
            <text:list-item>
              <text:p text:style-name="P6"><text:span text:style-name="T2">ENGINE MASTER</text:span><text:span text:style-name="T1"> switches</text:span><text:span text:style-name="T2"> LEFT and RIGHT</text:span><text:span text:style-name="T1"> ... ON</text:span><text:span text:style-name="T2"> (left console middle inboard)</text:span></text:p>
            </text:list-item>
            <text:list-item>
              <text:p text:style-name="P14">Start right engine:</text:p>
              <text:list>
                <text:list-item>
                  <text:p text:style-name="P7"><text:span text:style-name="T4">ENGINE</text:span><text:span text:style-name="T1"> </text:span><text:span text:style-name="T4">START</text:span><text:span text:style-name="T1"> switch ... R (right</text:span><text:span text:style-name="T7">-click</text:span><text:span text:style-name="T1">)</text:span><text:span text:style-name="T2"> and hold for a couple seconds (left console middle inboard)</text:span></text:p>
                </text:list-item>
                <text:list-item>
                  <text:p text:style-name="P9"><text:span text:style-name="T1">At 10% RPM</text:span><text:span text:style-name="T7">, press and hold B3 button (right ignition), then press B6 button to advance throttle past idle detent, then release B3 button.</text:span></text:p>
                </text:list-item>
                <text:list-item>
                  <text:p text:style-name="P9"><text:span text:style-name="T1">At 65% RPM (idle): R GEN (generator)</text:span><text:span text:style-name="T3"> switch ... ON</text:span><text:span text:style-name="T1"> (forward</text:span><text:span text:style-name="T7">, right-click</text:span><text:span text:style-name="T1">) (right console middle outboard)</text:span></text:p>
                </text:list-item>
              </text:list>
            </text:list-item>
            <text:list-item>
              <text:p text:style-name="P14">Start left engine:</text:p>
              <text:list>
                <text:list-item>
                  <text:p text:style-name="P8"><text:span text:style-name="T4">ENGINE</text:span><text:span text:style-name="T1"> </text:span><text:span text:style-name="T4">START</text:span><text:span text:style-name="T1"> switch ... </text:span><text:span text:style-name="T7">L</text:span><text:span text:style-name="T1"> (</text:span><text:span text:style-name="T7">left-click</text:span><text:span text:style-name="T1">)</text:span><text:span text:style-name="T2"> and hold for a couple seconds (left console middle inboard)</text:span></text:p>
                </text:list-item>
                <text:list-item>
                  <text:p text:style-name="P10"><text:span text:style-name="T1">At 10% RPM</text:span><text:span text:style-name="T7">, press and hold B1 button (left ignition), then press B4 button to advance throttle past idle detent, then release B1 button.</text:span></text:p>
                </text:list-item>
                <text:list-item>
                  <text:p text:style-name="P10"><text:span text:style-name="T4">At 65% RPM (idle): </text:span><text:span text:style-name="T7">L</text:span><text:span text:style-name="T4"> GEN (generator)</text:span><text:span text:style-name="T3"> switch ... ON</text:span><text:span text:style-name="T4"> (forward</text:span><text:span text:style-name="T7">, right-click</text:span><text:span text:style-name="T4">) (right console middle outboard)</text:span></text:p>
                </text:list-item>
              </text:list>
            </text:list-item>
          </text:list>
        </text:list-item>
        <text:list-item>
          <text:p text:style-name="P13">Ground cart start:</text:p>
          <text:list>
            <text:list-item>
              <text:p text:style-name="P17">Jester UI -&gt; Crew Chief -&gt; External Power -&gt; Connect</text:p>
            </text:list-item>
            <text:list-item>
              <text:p text:style-name="P17">When connected: L GEN and R GEN switches ... EXTERNAL (aft<text:span text:style-name="T20">, left-click</text:span>) (right console middle outboard)</text:p>
            </text:list-item>
            <text:list-item>
              <text:p text:style-name="P17">Start right engine:</text:p>
              <text:list>
                <text:list-item>
                  <text:p text:style-name="P17">Jester UI -&gt; Air Source -&gt; Connect To Right Engine</text:p>
                </text:list-item>
                <text:list-item>
                  <text:p text:style-name="P17">ENGINE MASTER RIGHT switch ... ON</text:p>
                </text:list-item>
                <text:list-item>
                  <text:p text:style-name="P17">Jester UI -&gt; Air Source -&gt; Start Airflow</text:p>
                </text:list-item>
                <text:list-item>
                  <text:p text:style-name="P11"><text:span text:style-name="T1">At 10% RPM: Right Ignition button ... Press and hold, </text:span><text:span text:style-name="T3">advance right throttle to HALF, then back to IDLE</text:span><text:span text:style-name="T1"> detent</text:span><text:span text:style-name="T3">, </text:span><text:span text:style-name="T1">release button</text:span></text:p>
                </text:list-item>
                <text:list-item>
                  <text:p text:style-name="P17">At 65% RPM (idle): Jester UI -&gt; Air Source -&gt; Stop Airflow</text:p>
                </text:list-item>
                <text:list-item>
                  <text:p text:style-name="P17">R GEN switch ... ON (forward) (right console middle outboard)</text:p>
                </text:list-item>
              </text:list>
            </text:list-item>
            <text:list-item>
              <text:p text:style-name="P17">Start left engine:</text:p>
              <text:list>
                <text:list-item>
                  <text:p text:style-name="P17">Follow steps above for left engine.</text:p>
                </text:list-item>
              </text:list>
            </text:list-item>
            <text:list-item>
              <text:p text:style-name="P17">R GEN switch ... Cycle to OFF, then ON (forward) (not sure if this is necessary??) (right console middle outboard)</text:p>
            </text:list-item>
            <text:list-item>
              <text:p text:style-name="P12"><text:span text:style-name="T1">Jester UI -&gt; Air Source -&gt; </text:span><text:span text:style-name="T5">Disconnect</text:span></text:p>
            </text:list-item>
            <text:list-item>
              <text:p text:style-name="P18">Jester UI -&gt; External Power -&gt; Disconnect</text:p>
            </text:list-item>
          </text:list>
        </text:list-item>
        <text:list-item>
          <text:p text:style-name="P10"><text:span text:style-name="T4">When engines are started, </text:span><text:span text:style-name="T1">Jester should prompt to start alignment, and alignment type.</text:span></text:p>
          <text:list>
            <text:list-item>
              <text:p text:style-name="P19">Full alignment may take up to 9 mins?? Depends on ambient temperature??, drift 3.0 nmi/hr.</text:p>
            </text:list-item>
            <text:list-item>
              <text:p text:style-name="P19">BATH (Best Available True Heading) alignment takes 2m15s, drift approx 5.5 nmi/hr.</text:p>
            </text:list-item>
            <text:list-item>
              <text:p text:style-name="P10"><text:span text:style-name="T1">HDG Memory Alignment </text:span><text:span text:style-name="T7">takes 2m15s, drift 3.0 to 5.5 nmi/hr. </text:span></text:p>
            </text:list-item>
          </text:list>
        </text:list-item>
        <text:list-item>
          <text:p text:style-name="P15">Radio mode knob ... T/R or T/R+G (right console middle inboard)</text:p>
        </text:list-item>
        <text:list-item>
          <text:p text:style-name="P6"><text:span text:style-name="T1">IFF ... </text:span><text:span text:style-name="T2">NORM (right console middle inboard)</text:span></text:p>
        </text:list-item>
        <text:list-item>
          <text:p text:style-name="P6"><text:span text:style-name="T1">Radar altimeter ... ON</text:span><text:span text:style-name="T5"> and set bug as desired</text:span><text:span text:style-name="T2"> (instrument panel left)</text:span></text:p>
        </text:list-item>
        <text:list-item>
          <text:p text:style-name="P15">When Jester calls "Set primary and sync":</text:p>
          <text:list>
            <text:list-item>
              <text:p text:style-name="P15">Attitude reference switch ... PRIM (instrument panel next to artific<text:span text:style-name="T21">i</text:span>al horizon)</text:p>
            </text:list-item>
            <text:list-item>
              <text:p text:style-name="P9"><text:span text:style-name="T1">Compass mode knob ... SYNC</text:span><text:span text:style-name="T6"> (left click)</text:span><text:span text:style-name="T1"> and hold for a few seconds (right console far rear inboard)</text:span></text:p>
            </text:list-item>
          </text:list>
        </text:list-item>
        <text:list-item>
          <text:p text:style-name="P15">Sight Mode knob ... CAGE (UFC)</text:p>
        </text:list-item>
        <text:list-item>
          <text:p text:style-name="P22">RWR ... On (POWER button under RWR display, instrument panel right)</text:p>
        </text:list-item>
      </text:list>
      <text:list text:style-name="L2">
        <text:list-item>
          <text:list>
            <text:list-item>
              <text:p text:style-name="P20">Jester will turn on the RWR when the alignment is finished.</text:p>
            </text:list-item>
          </text:list>
        </text:list-item>
      </text:list>
      <text:list xml:id="list221020178857543" text:continue-list="list1149014354" text:style-name="L1">
        <text:list-item>
          <text:p text:style-name="P15">DSCG switch ... RADAR (center console left)</text:p>
        </text:list-item>
        <text:list-item>
          <text:p text:style-name="P6"><text:span text:style-name="T1">Oxygen supply lever</text:span><text:span text:style-name="T2">s</text:span><text:span text:style-name="T1"> ... ON</text:span><text:span text:style-name="T2"> and NORMAL OXYGEN (left console forward inboard)</text:span></text:p>
        </text:list-item>
        <text:list-item>
          <text:p text:style-name="P15">CADC Corrections switch ... RESET CORR for a few seconds, then back to NORM (left console middle inboard)</text:p>
        </text:list-item>
        <text:list-item>
          <text:p text:style-name="P15">Altimeter ... <text:span text:style-name="T22">Turn and hold RESET lever for 3 seconds to clear red STBY flag, then s</text:span>et QNH or QFE<text:span text:style-name="T22"> </text:span>(instrument panel middle)</text:p>
        </text:list-item>
      </text:list>
      <text:list text:style-name="L3">
        <text:list-item>
          <text:list>
            <text:list-item>
              <text:p text:style-name="P16">Do this only after the CADC Corrections switch??</text:p>
            </text:list-item>
          </text:list>
        </text:list-item>
      </text:list>
      <text:list xml:id="list221019154205570" text:continue-list="list221020178857543" text:style-name="L1">
        <text:list-item>
          <text:p text:style-name="P15">Standby Attitude Indicator ... Uncage and center (instrument panel lower right)</text:p>
        </text:list-item>
        <text:list-item>
          <text:p text:style-name="P21">ADI Flight Director switch ... Horizontal (On) (flat knob on Navigation Mode Selector knob, instrument panel bottom, under Standby ADI)</text:p>
        </text:list-item>
        <text:list-item>
          <text:p text:style-name="P6"><text:span text:style-name="T2">YAW, ROLL, and PITCH STAB. AUG </text:span><text:span text:style-name="T1">switches ... ENGAGE</text:span><text:span text:style-name="T2"> (left console rear inboard)</text:span></text:p>
        </text:list-item>
        <text:list-item>
          <text:p text:style-name="P7"><text:span text:style-name="T1">Trim ... 1 to 3 units nose down (3 recommended)</text:span><text:span text:style-name="T2"> (trim guage is on left forward angled panel outboard)</text:span></text:p>
        </text:list-item>
        <text:list-item>
          <text:p text:style-name="P6"><text:span text:style-name="T1">Anti-skid ... ON</text:span><text:span text:style-name="T4"> (left console forward outboard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23T22:10:18.681000000</dc:date>
    <meta:editing-duration>P1DT6H56M37S</meta:editing-duration>
    <meta:editing-cycles>82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8" meta:word-count="663" meta:character-count="3680" meta:non-whitespace-character-count="3124"/>
  </office:meta>
</office:document-meta>
</file>